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CB7EDC07F59EE279.pdf" manifest:media-type="application/pdf"/>
  <manifest:file-entry manifest:full-path="Pictures/10000000000001E0000001807057E74122341F0F.pdf" manifest:media-type="application/pdf"/>
  <manifest:file-entry manifest:full-path="Pictures/10000000000001E00000018001BC37166F9D0461.pdf" manifest:media-type="application/pdf"/>
  <manifest:file-entry manifest:full-path="Pictures/10000000000001E00000018072D5EB2F3ED112E0.pdf" manifest:media-type="application/pdf"/>
  <manifest:file-entry manifest:full-path="Pictures/10000000000001E0000001803B1D53DAF4698FB6.png" manifest:media-type="image/png"/>
  <manifest:file-entry manifest:full-path="Pictures/10000000000001E000000180D391EB341D040F8E.png" manifest:media-type="image/png"/>
  <manifest:file-entry manifest:full-path="Pictures/10000000000001E0000001807BF942C026C55F52.png" manifest:media-type="image/png"/>
  <manifest:file-entry manifest:full-path="Pictures/10000000000001E000000180C49F7C2D002D3520.png" manifest:media-type="image/png"/>
  <manifest:file-entry manifest:full-path="Pictures/10000000000001E00000018005CFD45B49826DA6.pdf" manifest:media-type="application/pdf"/>
  <manifest:file-entry manifest:full-path="Pictures/10000000000001E000000180B58B31E47BA73626.pdf" manifest:media-type="application/pdf"/>
  <manifest:file-entry manifest:full-path="Pictures/10000000000001E00000018036992D79823FBA4C.png" manifest:media-type="image/png"/>
  <manifest:file-entry manifest:full-path="Pictures/10000000000001E000000180010B9A79E4E954DB.pdf" manifest:media-type="application/pdf"/>
  <manifest:file-entry manifest:full-path="Pictures/10000000000001E0000001805FE0EA9DA6F18811.pdf" manifest:media-type="application/pdf"/>
  <manifest:file-entry manifest:full-path="Pictures/10000000000001E000000180E2EF13ECC0F304DC.png" manifest:media-type="image/png"/>
  <manifest:file-entry manifest:full-path="Pictures/10000000000001E000000180BAAA10E8CEFAED72.pdf" manifest:media-type="application/pdf"/>
  <manifest:file-entry manifest:full-path="Pictures/10000000000001E0000001800282C90ACD91C46F.png" manifest:media-type="image/png"/>
  <manifest:file-entry manifest:full-path="Pictures/10000000000001E000000180CA049566F4610D0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T1" style:family="text">
      <style:text-properties style:font-name="Liberation Seri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.937cm" svg:height="2.321cm" svg:x="3.008cm" svg:y="0.516cm">
          <draw:image xlink:href="Pictures/10000000000001E00000018001BC37166F9D0461.pdf" xlink:type="simple" xlink:show="embed" xlink:actuate="onLoad" loext:mime-type="application/pdf">
            <text:p/>
          </draw:image>
          <draw:image xlink:href="Pictures/10000000000001E000000180D391EB341D040F8E.png" xlink:type="simple" xlink:show="embed" xlink:actuate="onLoad" loext:mime-type="image/png"/>
        </draw:frame>
        <draw:frame draw:style-name="gr1" draw:text-style-name="P1" draw:layer="layout" svg:width="2.937cm" svg:height="2.262cm" svg:x="5.954cm" svg:y="0.516cm">
          <draw:image xlink:href="Pictures/10000000000001E000000180010B9A79E4E954DB.pdf" xlink:type="simple" xlink:show="embed" xlink:actuate="onLoad" loext:mime-type="application/pdf">
            <text:p/>
          </draw:image>
          <draw:image xlink:href="Pictures/10000000000001E000000180C49F7C2D002D3520.png" xlink:type="simple" xlink:show="embed" xlink:actuate="onLoad" loext:mime-type="image/png"/>
        </draw:frame>
        <draw:frame draw:style-name="gr1" draw:text-style-name="P1" draw:layer="layout" svg:width="2.908cm" svg:height="2.321cm" svg:x="0.054cm" svg:y="0.516cm">
          <draw:image xlink:href="Pictures/10000000000001E00000018005CFD45B49826DA6.pdf" xlink:type="simple" xlink:show="embed" xlink:actuate="onLoad" loext:mime-type="application/pdf">
            <text:p/>
          </draw:image>
          <draw:image xlink:href="Pictures/10000000000001E000000180C49F7C2D002D3520.png" xlink:type="simple" xlink:show="embed" xlink:actuate="onLoad" loext:mime-type="image/png"/>
        </draw:frame>
        <draw:frame draw:style-name="gr1" draw:text-style-name="P1" draw:layer="layout" svg:width="2.937cm" svg:height="2.321cm" svg:x="3.008cm" svg:y="2.876cm">
          <draw:image xlink:href="Pictures/10000000000001E00000018072D5EB2F3ED112E0.pdf" xlink:type="simple" xlink:show="embed" xlink:actuate="onLoad" loext:mime-type="application/pdf">
            <text:p/>
          </draw:image>
          <draw:image xlink:href="Pictures/10000000000001E0000001803B1D53DAF4698FB6.png" xlink:type="simple" xlink:show="embed" xlink:actuate="onLoad" loext:mime-type="image/png"/>
        </draw:frame>
        <draw:frame draw:style-name="gr1" draw:text-style-name="P1" draw:layer="layout" svg:width="2.937cm" svg:height="2.321cm" svg:x="0.054cm" svg:y="2.876cm">
          <draw:image xlink:href="Pictures/10000000000001E000000180B58B31E47BA73626.pdf" xlink:type="simple" xlink:show="embed" xlink:actuate="onLoad" loext:mime-type="application/pdf">
            <text:p/>
          </draw:image>
          <draw:image xlink:href="Pictures/10000000000001E00000018036992D79823FBA4C.png" xlink:type="simple" xlink:show="embed" xlink:actuate="onLoad" loext:mime-type="image/png"/>
        </draw:frame>
        <draw:frame draw:style-name="gr1" draw:text-style-name="P1" draw:layer="layout" svg:width="2.937cm" svg:height="2.373cm" svg:x="5.954cm" svg:y="2.876cm">
          <draw:image xlink:href="Pictures/10000000000001E0000001805FE0EA9DA6F18811.pdf" xlink:type="simple" xlink:show="embed" xlink:actuate="onLoad" loext:mime-type="application/pdf">
            <text:p/>
          </draw:image>
          <draw:image xlink:href="Pictures/10000000000001E000000180E2EF13ECC0F304DC.png" xlink:type="simple" xlink:show="embed" xlink:actuate="onLoad" loext:mime-type="image/png"/>
        </draw:frame>
        <draw:frame draw:style-name="gr1" draw:text-style-name="P1" draw:layer="layout" svg:width="2.937cm" svg:height="2.321cm" svg:x="5.954cm" svg:y="5.296cm">
          <draw:image xlink:href="Pictures/10000000000001E000000180BAAA10E8CEFAED72.pdf" xlink:type="simple" xlink:show="embed" xlink:actuate="onLoad" loext:mime-type="application/pdf">
            <text:p/>
          </draw:image>
          <draw:image xlink:href="Pictures/10000000000001E000000180CA049566F4610D0E.png" xlink:type="simple" xlink:show="embed" xlink:actuate="onLoad" loext:mime-type="image/png"/>
        </draw:frame>
        <draw:frame draw:style-name="gr1" draw:text-style-name="P1" draw:layer="layout" svg:width="2.937cm" svg:height="2.321cm" svg:x="0.054cm" svg:y="5.296cm">
          <draw:image xlink:href="Pictures/10000000000001E0000001807057E74122341F0F.pdf" xlink:type="simple" xlink:show="embed" xlink:actuate="onLoad" loext:mime-type="application/pdf">
            <text:p/>
          </draw:image>
          <draw:image xlink:href="Pictures/10000000000001E0000001807BF942C026C55F52.png" xlink:type="simple" xlink:show="embed" xlink:actuate="onLoad" loext:mime-type="image/png"/>
        </draw:frame>
        <draw:frame draw:style-name="gr1" draw:text-style-name="P1" draw:layer="layout" svg:width="2.937cm" svg:height="2.321cm" svg:x="3.008cm" svg:y="5.296cm">
          <draw:image xlink:href="Pictures/10000000000001E000000180CB7EDC07F59EE279.pdf" xlink:type="simple" xlink:show="embed" xlink:actuate="onLoad" loext:mime-type="application/pdf">
            <text:p/>
          </draw:image>
          <draw:image xlink:href="Pictures/10000000000001E0000001800282C90ACD91C46F.png" xlink:type="simple" xlink:show="embed" xlink:actuate="onLoad" loext:mime-type="image/png"/>
        </draw:frame>
        <draw:frame draw:style-name="gr2" draw:text-style-name="P2" draw:layer="layout" svg:width="8.89cm" svg:height="0.627cm" svg:x="0.6cm" svg:y="0.108cm">
          <draw:text-box>
            <text:p><text:span text:style-name="T1">a) Floating-point 32-bit <text:s text:c="13"/>b) Fixed-point 8-bit <text:s text:c="23"/>c) Hybrid-Float6</text:span></text:p>
          </draw:text-box>
        </draw:frame>
        <draw:line draw:style-name="gr3" draw:text-style-name="P1" draw:layer="layout" svg:x1="2.921cm" svg:y1="0.008cm" svg:x2="2.921cm" svg:y2="7.62cm">
          <text:p/>
        </draw:line>
        <draw:line draw:style-name="gr3" draw:text-style-name="P1" draw:layer="layout" svg:x1="5.895cm" svg:y1="0.008cm" svg:x2="5.895cm" svg:y2="7.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26T09:20:12.463275174</dc:date>
    <meta:editing-duration>P1DT4H16M9S</meta:editing-duration>
    <meta:editing-cycles>102</meta:editing-cycles>
    <meta:document-statistic meta:object-count="12"/>
  </office:meta>
</office:document-meta>
</file>